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text-line-through-style="solid" style:font-name="Times New Roman"/>
    </style:style>
    <style:style style:name="T5" style:family="text">
      <style:text-properties style:text-line-through-style="solid" style:font-name="Times New Roman" style:text-underline-style="none"/>
    </style:style>
    <style:style style:name="T6" style:family="text">
      <style:text-properties style:text-line-through-style="none" style:font-name="Times New Roman"/>
    </style:style>
    <style:style style:name="T7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8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2_18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6</text:p>
      <text:p text:style-name="P2">Number of Sheets<text:tab/><text:tab/><text:tab/><text:tab/>5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6">[Note: The number "103" is written in pencil and circled in the top right corner of the page.]</text:p>
      <text:p text:style-name="P7">A sermon on penitence/</text:p>
      <text:p text:style-name="P7">[Hebrew]/</text:p>
      <text:p text:style-name="P7">[Hebrew]/</text:p>
      <text:p text:style-name="P7">[Hebrew]/</text:p>
      <text:p text:style-name="P7"/>
      <text:p text:style-name="P6">[Page 1]</text:p>
      <text:p text:style-name="P6">[Hebrew]/ [Hebrew] In the Talmud, treatise Rosh Hashan<text:span text:style-name="T2">á</text:span><text:span text:style-name="T3">, we/ read the following paraphrastical sentence "Whoever passes indul-/-gently by a slight received, will in return obtain the remission of/ all his sins, for it is written "O God! who is like unto thee, who pardonest/ iniquity," that is, the iniquity of such who pass by the transgression com-/-mitted against them". <text:s/>Beloved hearers! <text:s/>One of the means which/ the Sages of Israel deem very effective to propitiate our offended/ God, is, to seek a reconciliation with our offended brother./ <text:s/>They have therefore recommended that ere the great and tremendous/ day arrives, when our deeds are weighed </text:span><text:span text:style-name="T4">upon</text:span><text:span text:style-name="T6"> in the scales of </text:span><text:span text:style-name="T4">divine</text:span><text:span text:style-name="T6"> retributive/ justice, we should strenuously endeavour to pacify our fellow/ man, whose heart our demeanour has alienated from us./ <text:s/>They opine that the unsolicited acknowledgment of our fault,/ will best prove our sincerity. <text:s/>[Hebrew] "I am humbled, for-/-give me". <text:s/>Such or similar words, flowing from lips that utter/</text:span></text:p>
      <text:p text:style-name="P6"><text:span text:style-name="T6"/></text:p>
      <text:p text:style-name="P6"><text:span text:style-name="T6">[Page 2]</text:span></text:p>
      <text:p text:style-name="P6"><text:soft-page-break/><text:span text:style-name="T6">the whole truth, will atone for the improper act, of which we have/ been guilty towards our neighbour, and the Universal Father will/ register the goodly expression in the book that lies open before his throne./ <text:s/>But while the maxims and talmudical illustrations of the Rab-/-bins teach that candour and humility, will plead for us on the/ day of judgment, they forcibly demonstrate the contrary effects/ of haughtiness and implacab</text:span><text:span text:style-name="T4">ility</text:span><text:span text:style-name="T6">leness. <text:s/>Accordingly, we read [Hebrew]/ [Hebrew] "He that is of an unrelenting disposition,/ does not belong to the seed of Abraham" for, the characteristic virtue/ of the latter is mercy in the highest degree [Hebrew]. <text:s/>But such/ a one, as Maimonides observes in his laws on repentence[sic!], ought rather/ to be considered as the progeny of the heathen Edomites, of whom the/ prophet says [Hebrew] "His anger tore perpe-/-tually, and he kept his wrath for ever". <text:s/>Thus likewise, if/ you search through the writings of our ancient </text:span><text:span text:style-name="T4">tutors</text:span><text:span text:style-name="T6"> instructors, you will learn/ by many other aphorisms of equal import, that a vindictive spirit/ </text:span></text:p>
      <text:p text:style-name="P6"><text:span text:style-name="T6"/></text:p>
      <text:p text:style-name="P6"><text:span text:style-name="T6">[Page 3]</text:span></text:p>
      <text:p text:style-name="P6"><text:span text:style-name="T6">is held up to utter </text:span><text:span text:style-name="T4">condemnation</text:span><text:span text:style-name="T6"> abhorrence./</text:span></text:p>
      <text:p text:style-name="P6"><text:span text:style-name="T6">Now, my friends! <text:s/>I am convinced in my mind that each of you/ fully assents to that imparting of the Sages; I am certain that/ </text:span><text:span text:style-name="T7">none</text:span><text:span text:style-name="T8"> of you will proclaim it a noble trait in man "to avenge/ and bear grudge"; but, Alas! need I say, how frequently that which/ we admit as true in the abstract, is practically repudiated? <text:s/>Our/ inordinate cravings; self-interest, pride, covetousness, wantonness,/ </text:span><text:span text:style-name="T7">they</text:span><text:span text:style-name="T8"> obscure the intellect, so that, what we readily condemn in others/ as wicked, fails to impress us with its obliquity when practised[sic!]/ by ourselves. <text:s/>Witness </text:span><text:span text:style-name="T5">it</text:span><text:span text:style-name="T8"> the penitent King, </text:span><text:span text:style-name="T5">whom</text:span><text:span text:style-name="T8"> to whose mind only the/ open rebuke of the prophet, could reveal </text:span><text:span text:style-name="T5">to his mind</text:span><text:span text:style-name="T8"> the enor-/-mity of his crime. <text:s/>When the terrible denunciation [Hebrew]/ "thou art the man" rung in his ears, then did he perceive how/ the tumult of the passions had overpowered the voice of religion/ and humanity. <text:s/>Suffer then, beloved hearers! that/ upon this Sabbath which proceeds the awful [Hebrew], I/</text:span></text:p>
      <text:p text:style-name="P6"><text:span text:style-name="T8"/></text:p>
      <text:p text:style-name="P6"><text:span text:style-name="T8">[Page 4]</text:span></text:p>
      <text:p text:style-name="P6"><text:span text:style-name="T8">may exhibit to view the sin which they commit who refuse their/ brethren the forgiveness they ask of God. <text:s/>If there be but one/ among us, whose breast--unconsciously perhaps--harbours male-/-volence or aversion, let my friendly admonition awaken him to/ a proper sense of his guilt, so that he may timely bethink himself,/ and by a speedy reconciliation with his fellow-creature, </text:span><text:span text:style-name="T5">he may</text:span><text:span text:style-name="T8">/ obtain the love and favor of the eternal Creator./</text:span></text:p>
      <text:p text:style-name="P6"><text:span text:style-name="T8">I would then first remark, that the holy religion we profess, does/ not only prohibit open revenge, but denounces as a heinous </text:span><text:span text:style-name="T5">delin-</text:span><text:span text:style-name="T8"> crime/ </text:span><text:span text:style-name="T5">-quency</text:span><text:span text:style-name="T8"> even a </text:span><text:span text:style-name="T7">thought</text:span><text:span text:style-name="T8"> inimical to our fellow-being [Hebrew]/ [Hebrew] "Thou shalt not hate thy brother in thy heart" [Hebrew]/ [Hebrew] "To exclude the idea,/ say the expositors of our laws, "that only acts of violence are forbidden, the/ Scripture purposely expresses itself in those terms." <text:s/>Yes: Our divine legislator,/ who has also framed human nature knows that evil thoughts/ beget evil actions; that mere antipathy will insensibly lapse/</text:span></text:p>
      <text:p text:style-name="P6"><text:span text:style-name="T8"/></text:p>
      <text:p text:style-name="P6"><text:span text:style-name="T8">[Page 5]</text:span></text:p>
      <text:p text:style-name="P6"><text:span text:style-name="T8">into rankling hatred; He designed therefore, by his command,/ that we vigilantly </text:span><text:span text:style-name="T5">a</text:span><text:span text:style-name="T8"> guard against the encroachment of that dire/ passion. <text:s/>Our beneficent Maker desired that the feelings which/ swell </text:span><text:span text:style-name="T5">our</text:span><text:span text:style-name="T8"> the bosoms of his children be only kindliness and amity. <text:s/>He has not/ denied us the privilege of preserving our honor, our life, or our/ property from any detriment to which they might be exposed. <text:s/>He/ has even sanctioned, in extreme cases, our repelling aggression by/ main force, for; He has exempted from punishment the individual/ who smites a thief while breaking through his premises, under the cover/ of </text:span><text:span text:style-name="T5">the</text:span><text:span text:style-name="T8"> nightly shadows. <text:s/>He has granted to all men the right of self-/defence, for, as our sages express it [Hebrew] "We must/ prevent the blow which aims at our destruction", but all this, my/ friends! should be circumscribed within the bounds of that which is/ consonant with the rules of eternal justice. <text:s/>The acts which/ proceed from our unruly passions, are, on the contrary a violation thereof as/ well as a </text:span><text:soft-page-break/><text:span text:style-name="T8">crime against the Most High God; for nothing can we/</text:span></text:p>
      <text:p text:style-name="P6"><text:span text:style-name="T8"/></text:p>
      <text:p text:style-name="P6"><text:span text:style-name="T8">[Page 6]</text:span></text:p>
      <text:p text:style-name="P6"><text:span text:style-name="T8">allege in their justification. <text:s/>Are we aggrieved by reason of our neigh-/-bor's offensive deportment towards us? <text:s/>We ought to commit our righteous cause/ unto the Lord; to whom vengeance solely belongs [Hebrew]. <text:s/>We ought to bear/ in mind that the impartial King who abhors a vindictive spirit, has/ likewise threatened our offenders with his celestial wrath, that/ in his revealed book, He demands of them, under penalty of enduring/ torments, the reparation of the injury inflicted, the recantation of/ their aspersions. <text:s/>Besides, the Deity has delegated to human/ magistrates the authority of watching over our interests. <text:s/>He has/ delivered into their hands a flaming sword, which, if it does not always/ deter the malefactor from trespassing upon the Eden of our earthly/ existence--our honor and our substance--it falls upon his head/ with tremendous force, for, in consenting that we should appeal/ to that tribunal for redress, He has solemnly adjured it to execute/ the law with unflinching inflexibility [Hebrew]/ [Hebrew] "Thou shalt not respect the person of the poor, nor/</text:span></text:p>
      <text:p text:style-name="P6"><text:span text:style-name="T8"/></text:p>
      <text:p text:style-name="P6"><text:span text:style-name="T8">[Page 7]</text:span></text:p>
      <text:p text:style-name="P6"><text:span text:style-name="T8">honor the person of the mighty, but in righteousness shalt thou/ judge thy neighbour". <text:s/>All this has been granted to </text:span><text:span text:style-name="T5">us</text:span><text:span text:style-name="T8"> every/ one of us, alike for the protection of his life and property; as also/ for the vindication of his character. <text:s/>Now, say my beloved/ hearers! is not a Monarch so considerate and so beneficent, so/ deeply concerned in our welbeing[sic!], entitled to our obedience? <text:s/>See!/ <text:s/>"He forbids vindictiveness. <text:s/>But why? <text:s/>Not as a screen to </text:span><text:span text:style-name="T5">for</text:span><text:span text:style-name="T8"> the/ adversary of our happiness, but as a token of parental affection towards/ ourselves, for, knowing for certain, that the rancorous feelings/ we cherish, will affect </text:span><text:span text:style-name="T7">us</text:span><text:span text:style-name="T8"> injuriously, without working prejudicially/ against him who has excited them. <text:s/>If he is highly stationed, he/ is not brought, through it, to a lowly condition, if he is wealthy, he/ does not grow needy thereby. <text:s/>Wisely has Solomon asserted [Hebrew]/ [Hebrew] "that anger"--which is always the concomitant of/ hatred--" lodges only in the bosom of the foolish" for the reflecting/ and the sober-minded will not hatch therein the serpent which/</text:span></text:p>
      <text:p text:style-name="P6"><text:span text:style-name="T8"/></text:p>
      <text:p text:style-name="P6"><text:span text:style-name="T8">[Page 8]</text:span></text:p>
      <text:p text:style-name="P6"><text:span text:style-name="T8">will destroy their vitals, they will not voluntarily imbibe the draught which/ will poison their existence. <text:s/>I believe that if our religion had prescribed/ a law attended with half as much suffering as the baneful passion/ of hatred inflicts, we would disregard it as too onerous; why should/ we then contravene a precept intended to avert from us harrowing/ pains? <text:s/>My brother! my sister!, whatever be thy grievances,/ whatever be the insult thou wast made to endure, if thou valuest/ the peace of thy mind, keep the Lord's command [Hebrew]/ "Hate not thy brother in thy heart" </text:span><text:span text:style-name="T5">By</text:span><text:span text:style-name="T8"> But a part </text:span><text:span text:style-name="T5">of</text:span><text:span text:style-name="T8"> from any per-/-sonal consideration; let me ask, whether it becomes frail and/ erring mortals to hold resentment and bear animosity! <text:s/>Will/ you point out to me one, whose conduct is so irreproachable,/ that it has never given cause for censure? <text:s/>If there is so/ pure an individual among my audience, let </text:span><text:span text:style-name="T5">me</text:span><text:span text:style-name="T8"> him come forward,/ he shall be our preceptor and exemplar; but if each of/ us, on the contrary, hears at the very moment the voice of conscience that upbraids/</text:span></text:p>
      <text:p text:style-name="P6"><text:span text:style-name="T8"/></text:p>
      <text:p text:style-name="P6"><text:span text:style-name="T8">[Page 9]</text:span></text:p>
      <text:p text:style-name="P6"><text:span text:style-name="T8">him with the utterance of offensive words, with imperious or/ arbitrary manners, with backsliding, with subtle practices detri-/-mental to the interests of his neighbour; let us not hesitate/ one instant to grant the forgiveness, which we ourselves/ ought often to solicit [Hebrew]/ "for many a time" O my brother-sinner--"thy heart feels thou/ hast also hurled an imprecation against others."/</text:span></text:p>
      <text:p text:style-name="P6"><text:span text:style-name="T8">But I am not ignorant of the pretext adduced by the/ vindictive for the committal of their reprehensible actions./ <text:s/>They assert that their reputation would suffer, if an/ indignity offered thereto were to go unresented: That to/ overlook it, would be giving room for misconstruction, that/ it might be regarded </text:span><text:soft-page-break/><text:span text:style-name="T8">as an evidence of a cravens spirit, as a/ want of self-respect. <text:s/>Very cogent reasons indeed are these:/ Nay, I ought to congratulate people so honorable that will/ not be guilty of so base an action as to pass by an offense./</text:span></text:p>
      <text:p text:style-name="P6"><text:span text:style-name="T8"/></text:p>
      <text:p text:style-name="P6"><text:span text:style-name="T8">[Page 10]</text:span></text:p>
      <text:p text:style-name="P6"><text:span text:style-name="T8">But the wise teacher, whose words I have chosen for my/ text, affirms that just such ones will obtain the remission/ of their sins against God. <text:s/>Furthermore, when I open the/ volume of truth, I read that "it is an honor for man to forbear/ from strife" [Hebrew], that "it is a glory unto him to/ pass over a transgression" [Hebrew]. <text:s/>Again: I/ learn from the same pure source that individuals greater and/ nobler than we are, exercised the law of forgiveness and it/ was not </text:span><text:span text:style-name="T5">imputed</text:span><text:span text:style-name="T8"> considered any derogation of their high-character./ <text:s/>Who, for </text:span><text:span text:style-name="T5">example</text:span><text:span text:style-name="T8"> instance, has ever dared to say that the patriarch, who,/ not alone pardoned those that had both injured his possessions,/ and banished him from their land, but hospitably entertained/ them at a sumptuous banquet, was mean-spirited and/ pusilanomous[sic!]? <text:s/>And Joseph--that glorious specimen of/ human virtue--did he betray a feeble mind, when to/ the appeal of his self-condemned brothers, responded with/</text:span></text:p>
      <text:p text:style-name="P6"><text:span text:style-name="T8"/></text:p>
      <text:p text:style-name="P6"><text:span text:style-name="T8">[Page 11]</text:span></text:p>
      <text:p text:style-name="P6"><text:span text:style-name="T8">tears and embraces? <text:s/>But what will the honorable in/ revenge think of Moses, who--misrepresented and traduced--/besought God in behalf of the offenders? <text:s/>Was it the/ absence of dignity of character that prompted him thus to/ act? <text:s/>Oh! human pride! how baneful are thy teachings!/ <text:s/>How lurid is the darkness into which thou enshroudest/ the intellect! <text:s/>Lo! the example of sainted men exhorts to/ goodness and mercy. <text:s/>The word of the living God imperatively/ enjoins their exercise, and yet swayed by thee, individuals can/ be found, who will consider it degrading to extend to their erring/ brother</text:span><text:span text:style-name="T5">s</text:span><text:span text:style-name="T8"> the hand of fellowship! <text:s/>But mark, my friends!/ when I closely inspect the conduct of such, I discover a great/ defficiency[sic!] in </text:span><text:span text:style-name="T5">of</text:span><text:span text:style-name="T8"> those hightoned principles, &amp; dignified bearing which one would sup-/-pose to be its governing rule. <text:s/>I could point out to you/ men, alas! women too, who would scorn the idea of yielding/ their resentment, occasioned perhaps by some trifling circumstance,/</text:span></text:p>
      <text:p text:style-name="P6"><text:span text:style-name="T8"/></text:p>
      <text:p text:style-name="P6"><text:span text:style-name="T8">[Page 12]</text:span></text:p>
      <text:p text:style-name="P6"><text:span text:style-name="T8">but who nevertheless are not so chary of their reputation in other/ respects; I could show that they do not scruple to resort/ to chicanery if it redounds to their advantage; that they/ will sometimes seek diversion at the gaming board, or at/ immoral representations, that they will also grow elated/ </text:span><text:span text:style-name="T5">at</text:span><text:span text:style-name="T8"> over the inebriating cup; but I forbear, because I believe,/ that the heart whence mercy has been shut out, can only/ be the receptacle of vice. <text:s/>[Hebrew]/ [Hebrew]. <text:s/>"The Israelite that craves but for the injury/ of his fellow-man is absolutely wicked." <text:s/>He may from/ habit, or from an undefinable dread of the Supreme Judge/ adhere to certain observances. <text:s/>He may </text:span><text:span text:style-name="T5">even</text:span><text:span text:style-name="T8"> be applauded by/ the world for his rigid attendance to its conventiona-/-lities. <text:s/>He may be polished, he may be accomplished, but/ he will be, even like the apple that grows near the dead/ sea. <text:s/>Beautiful indeed </text:span><text:span text:style-name="T5">is</text:span><text:span text:style-name="T8"> is its appearance, but at our touch,/</text:span></text:p>
      <text:p text:style-name="P6"><text:span text:style-name="T8"/></text:p>
      <text:p text:style-name="P6"><text:span text:style-name="T8">[Page 13]</text:span></text:p>
      <text:p text:style-name="P6"><text:span text:style-name="T8">it dissolves into dust. <text:s/>Aye, my beloved hearers! hollow/ is the morality of the unforgiving, false are their religious profes-/-sions. <text:s/>The heart </text:span><text:span text:style-name="T5">of stone</text:span><text:span text:style-name="T8"> which refuses to be appeased; the/ heart of stone that hates implacably, cannot feel love for the Almighty/ Father of all men; for the beneficent Being who delights to/ pardon. <text:s/></text:span><text:span text:style-name="T5">It cannot</text:span><text:span text:style-name="T8"> And much less can </text:span><text:span text:style-name="T5">be it</text:span><text:span text:style-name="T8"> hold in veneration that sublime code whose very essence/ is mercy. <text:s/>A certain Rabbi who was desirous of learning the/ various dispositions of his disciples, requested </text:span><text:span text:style-name="T5">of</text:span><text:span text:style-name="T8"> them, on one occasion,/ to point out the means which they deemed best to forward/ human perfection. <text:s/>Each of them advanced his opinion, but,/ that which made it to depend upon the possession of "a good/ heart," elicited the full approbation of the teacher, for, he remarked/ that in it were comprised all the requirements regarded as essen-/tial in the opinion held by his other </text:span><text:soft-page-break/><text:span text:style-name="T8">pupils [Hebrew]/ [Hebrew]. <text:s/>And this doctrine/ my dear friends! inculcated by the Sages of Israel, and exemplified by their lives, is but/</text:span></text:p>
      <text:p text:style-name="P6"><text:span text:style-name="T8"/></text:p>
      <text:p text:style-name="P6"><text:span text:style-name="T8">[Page 14]</text:span></text:p>
      <text:p text:style-name="P6"><text:span text:style-name="T8">an emanation from the grand truths treasured up in the volumes/ of inspiration. <text:s/>There we are repeatedly told that neither/ our learning, nor our exalted position will render us acceptable to/ the Most High, but that the exhibition of a pure heart, free from/ animosity or hatred, from rancour or aversion, of a heart kin-/-dled with affectionate feelings for those who are near akin unto us,/ and for those also who are strangers to our family and land will liken us, even while below, to the spirits enthroned above. <text:s/>Listen,/ my beloved hearers! listen to the memorable sentence of the prophet/ and imprint it on the tablets of your minds. <text:s/>"Let not/ the wise man glory in his wisdom, neither let the mighty/ man glory in his might; let not the rich man glory in his/ riches; but let him that glorieth, glory in this; that he/ understandeth and knoweth me, that I am the Lord, who exerciseth/ loving-kindness, justice and righteousness in the</text:span><text:span text:style-name="T5">se</text:span><text:span text:style-name="T8"> earth; for,/ </text:span><text:span text:style-name="T7">in these things I delight</text:span><text:span text:style-name="T8">, sayeth the Eternal [Hebrew]/ What shall I, in the poverty of my intellect and language--/</text:span></text:p>
      <text:p text:style-name="P6"><text:span text:style-name="T8"/></text:p>
      <text:p text:style-name="P6"><text:span text:style-name="T8">[Page 15]</text:span></text:p>
      <text:p text:style-name="P6"><text:span text:style-name="T8">add now to the soul-stirring words of that </text:span><text:span text:style-name="T5">heavenly</text:span><text:span text:style-name="T8"> celestial messenger?/ <text:s/>Has he not shown you what is good, and what the Lord requires/ at your hands?..... Brethren! Love mercy. <text:s/>Let that virtue/ be the herald that shall usher you into the presence of the/ universal </text:span><text:span text:style-name="T5">Judge</text:span><text:span text:style-name="T8"> King, when He sits to judge your past deeds./ <text:s/>On the day, in which your trespasses are arrayed before/ his tribunal, the mercy you have exercised towards your/ fellow-mortals, will be your advocate and deliverer./ <text:s/>Your humility will exalt you; your remission of </text:span><text:span text:style-name="T5">your</text:span><text:span text:style-name="T8">/ brother's faults, will expunge your own delinquencies./ <text:s/>Oh! stretch forth the hand, which you have hitherto/ withheld from your fellow-being. <text:s/>Press it with the/ warmth of fraternal affection. <text:s/>Exhibit the heroism/ of conquering your resentment and aversion. <text:s/>Though/ insulted a hundred times, forgive, for the sake of/ our beneficent Father, who is in heaven./</text:span></text:p>
      <text:p text:style-name="P6"><text:span text:style-name="T8"/></text:p>
      <text:p text:style-name="P6"><text:span text:style-name="T8">[Page 16]</text:span></text:p>
      <text:p text:style-name="P6"><text:span text:style-name="T8">Let not a thought separate you any more from him/ who has given you cause of offense. <text:s/>See! there he stands/ seeking, yearning for a reconciliation. <text:s/>In his </text:span><text:span text:style-name="T5">name</text:span><text:span text:style-name="T8"> behalf, I,/ by virtue of the sacred office, with which I have again been/ vested, appeal to your hearts. <text:s/>I urge you to curb the/ passions, to banish pride, to sacrifice revenge to human/ brotherhood and to peace. <text:s/>Refuse me not Deny not him who ceaselessly prays for your happiness but let me/ carry hence the ineffable satisfaction of having performed/ a most essential tenet of our religion [Hebrew]/ "of having drawn man to man in </text:span><text:span text:style-name="T5">en</text:span><text:span text:style-name="T8">durable amity", of/ having earned for myself a place in eternity, and secured/ for you the love and favor of Almighty God./ <text:s/>Forgive, my friends, forgive and you shall be forgiven./ <text:s/>So may it be. <text:s/>Amen. <text:s/>[Hebrew]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03T12:33:17.06</meta:creation-date>
    <meta:document-statistic meta:table-count="0" meta:image-count="0" meta:object-count="0" meta:page-count="6" meta:paragraph-count="101" meta:word-count="2872" meta:character-count="17591"/>
    <dc:date>2012-07-03T14:50:48.51</dc:date>
    <dc:creator>Penn Libraries</dc:creator>
    <meta:editing-duration>PT00H07M17S</meta:editing-duration>
    <meta:editing-cycles>1</meta:editing-cycles>
    <meta:generator>OpenOffice.org/3.2$Win32 OpenOffice.org_project/320m12$Build-9483</meta:generator>
  </office:meta>
</office:document-meta>
</file>